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 style:list-style-name="L6"/>
    <style:style style:name="P3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 style:list-style-name="L7"/>
    <style:style style:name="P5" style:family="paragraph" style:parent-style-name="Preformatted_20_Text" style:list-style-name="L7">
      <style:paragraph-properties style:writing-mode="lr-tb"/>
    </style:style>
    <style:style style:name="P6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7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Preformatted_20_Text" style:list-style-name="L8"/>
    <style:style style:name="P10" style:family="paragraph" style:parent-style-name="Preformatted_20_Text" style:list-style-name="L8">
      <style:paragraph-properties style:writing-mode="lr-tb"/>
    </style:style>
    <style:style style:name="P11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13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15" style:family="paragraph" style:parent-style-name="Standard">
      <style:text-properties fo:font-weight="bold" officeooo:rsid="0001801e" officeooo:paragraph-rsid="0001801e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19" style:family="paragraph" style:parent-style-name="Standard">
      <style:text-properties fo:font-size="15pt" fo:font-weight="bold" officeooo:rsid="0005562f" officeooo:paragraph-rsid="0005562f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5562f" officeooo:paragraph-rsid="0005562f" fo:background-color="#1f1f1f" style:font-size-asian="15pt" style:font-weight-asian="bold" style:font-size-complex="15pt" style:font-weight-complex="bold"/>
    </style:style>
    <style:style style:name="P21" style:family="paragraph" style:parent-style-name="Text_20_body" style:list-style-name="L1">
      <style:paragraph-properties fo:margin-left="0.741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1">
      <style:paragraph-properties fo:margin-left="0.741cm" fo:margin-right="0cm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 style:list-style-name="L2">
      <style:paragraph-properties fo:margin-left="0.741cm" fo:margin-right="0cm" fo:text-indent="0cm" style:auto-text-indent="false" fo:padding="0cm" fo:border="none"/>
    </style:style>
    <style:style style:name="P25" style:family="paragraph" style:parent-style-name="Text_20_body" style:list-style-name="L3">
      <style:paragraph-properties fo:margin-left="0.741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 style:list-style-name="L3">
      <style:paragraph-properties fo:margin-left="0.741cm" fo:margin-right="0cm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.741cm" fo:margin-right="0cm" fo:text-indent="0cm" style:auto-text-indent="false" fo:padding="0cm" fo:border="non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cm" fo:margin-bottom="0cm" style:contextual-spacing="false"/>
    </style:style>
    <style:style style:name="P30" style:family="paragraph" style:parent-style-name="Text_20_body" style:list-style-name="L7"/>
    <style:style style:name="P31" style:family="paragraph" style:parent-style-name="Text_20_body" style:list-style-name="L7">
      <style:paragraph-properties fo:margin-top="0cm" fo:margin-bottom="0cm" style:contextual-spacing="false"/>
    </style:style>
    <style:style style:name="P32" style:family="paragraph" style:parent-style-name="Text_20_body" style:list-style-name="L8"/>
    <style:style style:name="P33" style:family="paragraph" style:parent-style-name="Text_20_body" style:list-style-name="L8">
      <style:paragraph-properties fo:margin-top="0cm" fo:margin-bottom="0cm" style:contextual-spacing="false"/>
    </style:style>
    <style:style style:name="P34" style:family="paragraph" style:parent-style-name="Text_20_body" style:list-style-name="L9"/>
    <style:style style:name="P35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officeooo:rsid="0003a836"/>
    </style:style>
    <style:style style:name="T2" style:family="text">
      <style:text-properties fo:color="#dcdcaa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ccccc" loext:opacity="100%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Comment lancer un projet Chez HDM ? </text:p>
      <text:p text:style-name="P15"/>
      <text:h text:style-name="P1" text:outline-level="3"><text:span text:style-name="Source_20_Text">Étapes pour lancer le projet </text:span><text:span text:style-name="Source_20_Text"><text:span text:style-name="Strong_20_Emphasis">Timesheetio</text:span></text:span></text:h>
      <text:h text:style-name="Heading_20_4" text:outline-level="4"><text:span text:style-name="Strong_20_Emphasis">1. Installation et configuration de la base de données</text:span></text:h>
      <text:list text:style-name="L6">
        <text:list-item>
          <text:p text:style-name="P29"><text:span text:style-name="Strong_20_Emphasis">Créer un utilisateur et un mot de passe pour MySQL</text:span> (si ce n'est pas déjà fait). <text:span text:style-name="T1">Via docker ou phpmyadmin</text:span></text:p>
        </text:list-item>
        <text:list-item>
          <text:p text:style-name="P28"><text:span text:style-name="Strong_20_Emphasis">Créer la base de données</text:span> avec la commande MySQL :</text:p>
          <text:p text:style-name="P2"/>
          <text:p text:style-name="P3"><text:span text:style-name="Source_20_Text">CREATE DATABASE timesheetio;</text:span></text:p>
        </text:list-item>
      </text:list>
      <text:h text:style-name="Heading_20_4" text:outline-level="4"><text:span text:style-name="Strong_20_Emphasis">2. Configuration du backend</text:span></text:h>
      <text:list text:style-name="L7">
        <text:list-item>
          <text:p text:style-name="P30"><text:span text:style-name="Strong_20_Emphasis">Créer un fichier </text:span><text:span text:style-name="Strong_20_Emphasis"><text:span text:style-name="Source_20_Text">.env</text:span></text:span> dans le dossier backend et ajouter la configuration suivante :</text:p>
          <text:p text:style-name="P4"/>
          <text:p text:style-name="P7"><text:span text:style-name="Source_20_Text">DATABASE_URL='mysql://votreUtilisateur:password@localhost:3306/timesheetio'</text:span></text:p>
          <text:p text:style-name="P5"><text:span text:style-name="Source_20_Text">JWT_SECRET='unMotdePassNimport'</text:span></text:p>
          <text:p text:style-name="P5"><text:span text:style-name="Source_20_Text">API_PORT=3030</text:span></text:p>
          <text:p text:style-name="P6"><text:span text:style-name="Source_20_Text">GRAPHQL_PLAYGROUND_ENABLED='true'</text:span></text:p>
          <text:list>
            <text:list-item>
              <text:p text:style-name="P31"><text:span text:style-name="Strong_20_Emphasis">Note</text:span> : Remplace <text:span text:style-name="Source_20_Text">votreUtilisateur</text:span> et <text:span text:style-name="Source_20_Text">password</text:span> par tes identifiants MySQL.</text:p>
            </text:list-item>
          </text:list>
        </text:list-item>
        <text:list-item>
          <text:p text:style-name="P30"><text:span text:style-name="Strong_20_Emphasis">Lancer la migration Prisma</text:span> pour créer le schéma de la base de données :</text:p>
          <text:p text:style-name="P4"/>
          <text:p text:style-name="P8"><text:span text:style-name="Source_20_Text">yarn prisma:migrate:run</text:span></text:p>
          <text:list>
            <text:list-item>
              <text:p text:style-name="P31">Cela crée les tables nécessaires dans la base de données.</text:p>
            </text:list-item>
          </text:list>
        </text:list-item>
        <text:list-item>
          <text:p text:style-name="P30"><text:span text:style-name="Strong_20_Emphasis">Exécuter le script SQL fourni</text:span> pour insérer les données de base dans la base de données :</text:p>
          <text:p text:style-name="P4"/>
          <text:p text:style-name="P8"><text:span text:style-name="Source_20_Text">mysql -u votreUtilisateur -p timesheetio &lt; script.sql</text:span></text:p>
          <text:list>
            <text:list-item>
              <text:p text:style-name="P31">Remplace <text:span text:style-name="Source_20_Text">script.sql</text:span> par le nom exact du fichier SQL fourni.</text:p>
            </text:list-item>
          </text:list>
        </text:list-item>
        <text:list-item>
          <text:p text:style-name="P30"><text:span text:style-name="Strong_20_Emphasis">Démarrer le backend</text:span> :</text:p>
          <text:p text:style-name="P4"/>
          <text:p text:style-name="P8"><text:span text:style-name="Source_20_Text">yarn start:dev</text:span></text:p>
        </text:list-item>
      </text:list>
      <text:h text:style-name="Heading_20_4" text:outline-level="4"><text:span text:style-name="Strong_20_Emphasis">3. Configuration du frontend</text:span></text:h>
      <text:list text:style-name="L8">
        <text:list-item>
          <text:p text:style-name="P32"><text:span text:style-name="Strong_20_Emphasis">Créer un fichier </text:span><text:span text:style-name="Strong_20_Emphasis"><text:span text:style-name="Source_20_Text">.env</text:span></text:span> dans le dossier frontend et ajouter les variables suivantes :</text:p>
          <text:p text:style-name="P9">env</text:p>
          <text:p text:style-name="P9">Copier le code</text:p>
          <text:p text:style-name="P12"><text:span text:style-name="Source_20_Text">VITE_API_BASE_URL=http://localhost:3030</text:span></text:p>
          <text:p text:style-name="P10"><text:span text:style-name="Source_20_Text">VITE_API_BASE_GRAPHQL_URL=http://localhost:3030/graphql</text:span></text:p>
          <text:p text:style-name="P10"><text:span text:style-name="Source_20_Text">VITE_API_BASE_GRAPHQL_SUBSCRIPTIONS_URL=ws://localhost:3030/graphql</text:span></text:p>
          <text:p text:style-name="P11"><text:span text:style-name="Source_20_Text">VITE_WEBAPP_LOCAL_STORAGE_KEYNAME=timesheetio</text:span></text:p>
          <text:list>
            <text:list-item>
              <text:p text:style-name="P33"><text:span text:style-name="Strong_20_Emphasis">Note</text:span> : Remarque que le protocole <text:span text:style-name="Source_20_Text">wss://</text:span> est généralement utilisé pour les serveurs sécurisés (SSL). Si ton serveur est en local sans certificat SSL, utilise <text:span text:style-name="Source_20_Text">ws://</text:span>.</text:p>
            </text:list-item>
          </text:list>
        </text:list-item>
        <text:list-item>
          <text:p text:style-name="P32"><text:soft-page-break/><text:span text:style-name="Strong_20_Emphasis">Démarrer le frontend</text:span> :</text:p>
          <text:p text:style-name="P9">bash</text:p>
          <text:p text:style-name="P9">Copier le code</text:p>
          <text:p text:style-name="P13"><text:span text:style-name="Source_20_Text">yarn dev</text:span></text:p>
        </text:list-item>
      </text:list>
      <text:p text:style-name="P14"><text:span text:style-name="Source_20_Text"/></text:p>
      <text:h text:style-name="Heading_20_3" text:outline-level="3">Résumé des commandes</text:h>
      <text:list text:style-name="L9">
        <text:list-item>
          <text:p text:style-name="P34"><text:span text:style-name="Strong_20_Emphasis">Backend</text:span> :</text:p>
          <text:list>
            <text:list-item>
              <text:p text:style-name="P35">Configurer <text:span text:style-name="Source_20_Text">.env</text:span></text:p>
            </text:list-item>
            <text:list-item>
              <text:p text:style-name="P35">Migrer Prisma : <text:span text:style-name="Source_20_Text">yarn prisma:migrate:run</text:span></text:p>
            </text:list-item>
            <text:list-item>
              <text:p text:style-name="P35">Exécuter le script SQL : <text:span text:style-name="Source_20_Text">mysql -u votreUtilisateur -p timesheetio &lt; script.sql</text:span></text:p>
            </text:list-item>
            <text:list-item>
              <text:p text:style-name="P35">Démarrer le serveur : <text:span text:style-name="Source_20_Text">yarn start:dev</text:span></text:p>
            </text:list-item>
          </text:list>
        </text:list-item>
        <text:list-item>
          <text:p text:style-name="P34"><text:span text:style-name="Strong_20_Emphasis">Frontend</text:span> :</text:p>
          <text:list>
            <text:list-item>
              <text:p text:style-name="P35">Configurer <text:span text:style-name="Source_20_Text">.env</text:span></text:p>
            </text:list-item>
            <text:list-item>
              <text:p text:style-name="P34">Démarrer le serveur : <text:span text:style-name="Source_20_Text">yarn dev</text:span></text:p>
            </text:list-item>
          </text:list>
        </text:list-item>
      </text:list>
      <text:p text:style-name="Standard"/>
      <text:p text:style-name="P19">Back-end </text:p>
      <text:p text:style-name="P20">## Description</text:p>
      <text:p text:style-name="Standard"/>
      <text:p text:style-name="P16"><text:span text:style-name="T5">[</text:span><text:span text:style-name="T4">Nest</text:span><text:span text:style-name="T5">](</text:span><text:span text:style-name="T6">https://github.com/nestjs/nest</text:span><text:span text:style-name="T5">) framework TypeScript starter repository.</text:span></text:p>
      <text:p text:style-name="P19"/>
      <text:p text:style-name="Standard"/>
      <text:p text:style-name="P16">## Installation</text:p>
      <text:p text:style-name="Standard"/>
      <text:p text:style-name="P17">```bash</text:p>
      <text:p text:style-name="P16"><text:span text:style-name="T2">$</text:span><text:span text:style-name="T3"> </text:span><text:span text:style-name="T4">yarn</text:span><text:span text:style-name="T3"> </text:span><text:span text:style-name="T4">install</text:span></text:p>
      <text:p text:style-name="P17">```</text:p>
      <text:p text:style-name="Standard"/>
      <text:p text:style-name="P16">## Running the app</text:p>
      <text:p text:style-name="Standard"/>
      <text:p text:style-name="P17">```bash</text:p>
      <text:p text:style-name="P18"># development</text:p>
      <text:p text:style-name="P16"><text:span text:style-name="T2">$</text:span><text:span text:style-name="T3"> </text:span><text:span text:style-name="T4">yarn</text:span><text:span text:style-name="T3"> </text:span><text:span text:style-name="T4">run</text:span><text:span text:style-name="T3"> </text:span><text:span text:style-name="T4">start</text:span></text:p>
      <text:p text:style-name="Standard"/>
      <text:p text:style-name="P18"># watch mode</text:p>
      <text:p text:style-name="P16"><text:span text:style-name="T2">$</text:span><text:span text:style-name="T3"> </text:span><text:span text:style-name="T4">yarn</text:span><text:span text:style-name="T3"> </text:span><text:span text:style-name="T4">run</text:span><text:span text:style-name="T3"> </text:span><text:span text:style-name="T4">start:dev</text:span></text:p>
      <text:p text:style-name="Standard"/>
      <text:p text:style-name="P18"># production mode</text:p>
      <text:p text:style-name="P16"><text:span text:style-name="T2">$</text:span><text:span text:style-name="T3"> </text:span><text:span text:style-name="T4">yarn</text:span><text:span text:style-name="T3"> </text:span><text:span text:style-name="T4">run</text:span><text:span text:style-name="T3"> </text:span><text:span text:style-name="T4">start:prod</text:span></text:p>
      <text:p text:style-name="P17">```</text:p>
      <text:p text:style-name="Standard"/>
      <text:p text:style-name="P16">## Test</text:p>
      <text:p text:style-name="Standard"/>
      <text:p text:style-name="P17">```bash</text:p>
      <text:p text:style-name="P18"># unit tests</text:p>
      <text:p text:style-name="P16"><text:soft-page-break/><text:span text:style-name="T2">$</text:span><text:span text:style-name="T3"> </text:span><text:span text:style-name="T4">yarn</text:span><text:span text:style-name="T3"> </text:span><text:span text:style-name="T4">run</text:span><text:span text:style-name="T3"> </text:span><text:span text:style-name="T4">test</text:span></text:p>
      <text:p text:style-name="Standard"/>
      <text:p text:style-name="P18"># e2e tests</text:p>
      <text:p text:style-name="P16"><text:span text:style-name="T2">$</text:span><text:span text:style-name="T3"> </text:span><text:span text:style-name="T4">yarn</text:span><text:span text:style-name="T3"> </text:span><text:span text:style-name="T4">run</text:span><text:span text:style-name="T3"> </text:span><text:span text:style-name="T4">test:e2e</text:span></text:p>
      <text:p text:style-name="Standard"/>
      <text:p text:style-name="P18"># test coverage</text:p>
      <text:p text:style-name="P16"><text:span text:style-name="T2">$</text:span><text:span text:style-name="T3"> </text:span><text:span text:style-name="T4">yarn</text:span><text:span text:style-name="T3"> </text:span><text:span text:style-name="T4">run</text:span><text:span text:style-name="T3"> </text:span><text:span text:style-name="T4">test:cov</text:span></text:p>
      <text:p text:style-name="P17">```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9:56:32.809000000</meta:creation-date>
    <dc:date>2024-11-19T10:09:00.191000000</dc:date>
    <meta:editing-duration>PT12M26S</meta:editing-duration>
    <meta:editing-cycles>6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68" meta:word-count="341" meta:character-count="2235" meta:non-whitespace-character-count="1980"/>
  </office:meta>
</office:document-meta>
</file>